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106cm" svg:stroke-color="#000000" draw:marker-start-width="0.358cm" draw:marker-end-width="0.358cm" draw:fill-color="#ffffff" draw:textarea-horizontal-align="justify" draw:textarea-vertical-align="top" draw:auto-grow-height="false" fo:min-height="34.446cm" fo:min-width="47.996cm" fo:padding-top="0.177cm" fo:padding-bottom="0.177cm" fo:padding-left="0.302cm" fo:padding-right="0.302cm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4.95cm" fo:min-width="11.5cm"/>
    </style:style>
    <style:style style:name="gr3" style:family="graphic" style:parent-style-name="standard">
      <style:graphic-properties draw:stroke="solid" draw:stroke-dash="Fine_20_Dashed" svg:stroke-width="0.106cm" svg:stroke-color="#000000" draw:marker-start-width="0.358cm" draw:marker-end-width="0.358cm" draw:fill-color="#ffffff" draw:textarea-horizontal-align="justify" draw:textarea-vertical-align="top" draw:auto-grow-height="false" fo:min-height="31.746cm" fo:min-width="27.396cm" fo:padding-top="0.177cm" fo:padding-bottom="0.177cm" fo:padding-left="0.302cm" fo:padding-right="0.30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6.1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4.1cm"/>
    </style:style>
    <style:style style:name="gr6" style:family="graphic" style:parent-style-name="standard">
      <style:graphic-properties svg:stroke-color="#000000" draw:fill-color="#ffffff" draw:textarea-horizontal-align="justify" draw:textarea-vertical-align="top" draw:auto-grow-height="false" fo:min-height="2.85cm" fo:min-width="16.1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4.2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3.9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5.7cm"/>
    </style:style>
    <style:style style:name="gr10" style:family="graphic" style:parent-style-name="standard">
      <style:graphic-properties svg:stroke-color="#000000" draw:fill-color="#ffffff" draw:textarea-horizontal-align="justify" draw:textarea-vertical-align="top" draw:auto-grow-height="false" fo:min-height="2.85cm" fo:min-width="6.1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4.7cm"/>
    </style:style>
    <style:style style:name="gr12" style:family="graphic" style:parent-style-name="standard">
      <style:graphic-properties svg:stroke-color="#000000" draw:fill-color="#ffffff" draw:textarea-horizontal-align="justify" draw:textarea-vertical-align="top" draw:auto-grow-height="false" fo:min-height="6.35cm" fo:min-width="5.6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3.9cm"/>
    </style:style>
    <style:style style:name="gr14" style:family="graphic" style:parent-style-name="standard">
      <style:graphic-properties draw:stroke="solid" draw:stroke-dash="Fine_20_Dashed" svg:stroke-width="0.106cm" svg:stroke-color="#000000" draw:marker-start-width="0.358cm" draw:marker-end-width="0.358cm" draw:fill-color="#ffffff" draw:textarea-horizontal-align="justify" draw:textarea-vertical-align="top" draw:auto-grow-height="false" fo:min-height="9.946cm" fo:min-width="6.696cm" fo:padding-top="0.177cm" fo:padding-bottom="0.177cm" fo:padding-left="0.302cm" fo:padding-right="0.302cm"/>
    </style:style>
    <style:style style:name="gr15" style:family="graphic" style:parent-style-name="standard">
      <style:graphic-properties draw:stroke="solid" draw:stroke-dash="Fine_20_Dashed" svg:stroke-width="0.106cm" svg:stroke-color="#000000" draw:marker-start-width="0.358cm" draw:marker-end-width="0.358cm" draw:fill-color="#ffffff" draw:textarea-horizontal-align="justify" draw:textarea-vertical-align="top" draw:auto-grow-height="false" fo:min-height="18.646cm" fo:min-width="17.096cm" fo:padding-top="0.177cm" fo:padding-bottom="0.177cm" fo:padding-left="0.302cm" fo:padding-right="0.302cm"/>
    </style:style>
    <style:style style:name="gr16" style:family="graphic" style:parent-style-name="standard">
      <style:graphic-properties svg:stroke-color="#000000" draw:fill-color="#ffffff" draw:textarea-horizontal-align="justify" draw:textarea-vertical-align="top" draw:auto-grow-height="false" fo:min-height="6.15cm" fo:min-width="16.1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svg:stroke-color="#000000" draw:fill-color="#ffffff" draw:textarea-horizontal-align="justify" draw:textarea-vertical-align="top" draw:auto-grow-height="false" fo:min-height="7.55cm" fo:min-width="10.2cm"/>
    </style:style>
    <style:style style:name="gr19" style:family="graphic" style:parent-style-name="standard">
      <style:graphic-properties svg:stroke-color="#000000" draw:fill-color="#ffffff" draw:textarea-horizontal-align="justify" draw:textarea-vertical-align="top" draw:auto-grow-height="false" fo:min-height="2.75cm" fo:min-width="7.5cm"/>
    </style:style>
    <style:style style:name="gr20" style:family="graphic" style:parent-style-name="standard">
      <style:graphic-properties svg:stroke-color="#000000" draw:fill-color="#ffffff" draw:textarea-horizontal-align="justify" draw:textarea-vertical-align="top" draw:auto-grow-height="false" fo:min-height="7.65cm" fo:min-width="12.2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4.1cm"/>
    </style:style>
    <style:style style:name="gr22" style:family="graphic" style:parent-style-name="standard">
      <style:graphic-properties svg:stroke-color="#000000" draw:fill-color="#ffffff" draw:textarea-horizontal-align="justify" draw:textarea-vertical-align="top" draw:auto-grow-height="false" fo:min-height="2.75cm" fo:min-width="13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4.326cm" fo:min-width="6.376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tyle="italic" style:font-style-asian="italic" style:font-style-complex="italic"/>
    </style:style>
    <style:style style:name="P7" style:family="paragraph">
      <loext:graphic-properties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48.6cm" svg:height="34.8cm" svg:x="31.7cm" svg:y="11.9cm">
          <text:p text:style-name="P1">ヴァンダール帝国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5.2cm" svg:x="32.3cm" svg:y="16.6cm">
          <text:p text:style-name="P1">帝国政府</text:p>
          <draw:enhanced-geometry svg:viewBox="0 0 21600 21600" draw:type="rectangle" draw:enhanced-path="M 0 0 L 21600 0 21600 21600 0 21600 0 0 Z N"/>
        </draw:custom-shape>
        <draw:custom-shape draw:style-name="gr3" draw:text-style-name="P2" xml:id="id16" draw:id="id16" draw:layer="layout" svg:width="28cm" svg:height="32.1cm" svg:x="2.6cm" svg:y="11.8cm">
          <text:p text:style-name="P1">イエーブン王国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6.6cm" svg:height="1.3cm" svg:x="9.6cm" svg:y="14.2cm">
          <text:p text:style-name="P3">国王：ルンペット六世</text:p>
          <draw:enhanced-geometry svg:viewBox="0 0 21600 21600" draw:type="rectangle" draw:enhanced-path="M 0 0 L 21600 0 21600 21600 0 21600 0 0 Z N"/>
        </draw:custom-shape>
        <draw:custom-shape draw:style-name="gr5" draw:text-style-name="P4" xml:id="id19" draw:id="id19" draw:layer="layout" svg:width="4.6cm" svg:height="2cm" svg:x="32.8cm" svg:y="17.6cm">
          <text:p text:style-name="P3">帝国宰相:</text:p>
          <text:p text:style-name="P3">ウェルドヴァール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20" draw:id="id20" draw:layer="layout" svg:width="4.6cm" svg:height="2cm" svg:x="36.2cm" svg:y="13.1cm">
          <text:p text:style-name="P3">皇帝:</text:p>
          <text:p text:style-name="P3">ジェンリック三世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6.6cm" svg:height="3.1cm" svg:x="4.2cm" svg:y="17.7cm">
          <text:p text:style-name="P1">閣外大臣</text:p>
          <draw:enhanced-geometry svg:viewBox="0 0 21600 21600" draw:type="rectangle" draw:enhanced-path="M 0 0 L 21600 0 21600 21600 0 21600 0 0 Z N"/>
        </draw:custom-shape>
        <draw:custom-shape draw:style-name="gr7" draw:text-style-name="P4" xml:id="id2" draw:id="id2" draw:layer="layout" svg:width="4.7cm" svg:height="1.3cm" svg:x="4.8cm" svg:y="19cm">
          <text:p text:style-name="P3">左大臣：</text:p>
          <text:p text:style-name="P3">ウォリド・マウント</text:p>
          <draw:enhanced-geometry svg:viewBox="0 0 21600 21600" draw:type="rectangle" draw:enhanced-path="M 0 0 L 21600 0 21600 21600 0 21600 0 0 Z N"/>
        </draw:custom-shape>
        <draw:custom-shape draw:style-name="gr8" draw:text-style-name="P4" xml:id="id11" draw:id="id11" draw:layer="layout" svg:width="4.4cm" svg:height="1.3cm" svg:x="16.2cm" svg:y="18.9cm">
          <text:p text:style-name="P3">右大臣：</text:p>
          <text:p text:style-name="P3">エルカーク</text:p>
          <draw:enhanced-geometry svg:viewBox="0 0 21600 21600" draw:type="rectangle" draw:enhanced-path="M 0 0 L 21600 0 21600 21600 0 21600 0 0 Z N"/>
        </draw:custom-shape>
        <draw:custom-shape draw:style-name="gr9" draw:text-style-name="P4" xml:id="id10" draw:id="id10" draw:layer="layout" svg:width="6.2cm" svg:height="1.3cm" svg:x="9.7cm" svg:y="18.8cm">
          <text:p text:style-name="P3">太政大臣：</text:p>
          <text:p text:style-name="P3">コーリア・グルトマウント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6cm" svg:height="3.1cm" svg:x="4.3cm" svg:y="22.2cm">
          <text:p text:style-name="P1">議会</text:p>
          <draw:enhanced-geometry svg:viewBox="0 0 21600 21600" draw:type="rectangle" draw:enhanced-path="M 0 0 L 21600 0 21600 21600 0 21600 0 0 Z N"/>
        </draw:custom-shape>
        <draw:custom-shape draw:style-name="gr11" draw:text-style-name="P4" xml:id="id6" draw:id="id6" draw:layer="layout" svg:width="5.2cm" svg:height="1.3cm" svg:x="5cm" svg:y="23.3cm">
          <text:p text:style-name="P3">議員：</text:p>
          <text:p text:style-name="P3">ヘンダンバーネ</text:p>
          <draw:enhanced-geometry svg:viewBox="0 0 21600 21600" draw:type="rectangle" draw:enhanced-path="M 0 0 L 21600 0 21600 21600 0 21600 0 0 Z N"/>
        </draw:custom-shape>
        <draw:custom-shape draw:style-name="gr12" draw:text-style-name="P2" xml:id="id27" draw:id="id27" draw:layer="layout" svg:width="6.1cm" svg:height="6.6cm" svg:x="21.3cm" svg:y="14cm">
          <text:p text:style-name="P1">ウァルナの巫女</text:p>
          <draw:enhanced-geometry svg:viewBox="0 0 21600 21600" draw:type="rectangle" draw:enhanced-path="M 0 0 L 21600 0 21600 21600 0 21600 0 0 Z N"/>
        </draw:custom-shape>
        <draw:custom-shape draw:style-name="gr13" draw:text-style-name="P4" xml:id="id3" draw:id="id3" draw:layer="layout" svg:width="4.4cm" svg:height="1.4cm" svg:x="25.9cm" svg:y="14.1cm">
          <text:p text:style-name="P3">最高神祇官：</text:p>
          <text:p text:style-name="P3">ロイ・イレイザ</text:p>
          <draw:enhanced-geometry svg:viewBox="0 0 21600 21600" draw:type="rectangle" draw:enhanced-path="M 0 0 L 21600 0 21600 21600 0 21600 0 0 Z N"/>
        </draw:custom-shape>
        <draw:custom-shape draw:style-name="gr11" draw:text-style-name="P4" xml:id="id4" draw:id="id4" draw:layer="layout" svg:width="5.2cm" svg:height="1.3cm" svg:x="21.7cm" svg:y="15.7cm">
          <text:p text:style-name="P3">祭主：</text:p>
          <text:p text:style-name="P3">ガレシア</text:p>
          <draw:enhanced-geometry svg:viewBox="0 0 21600 21600" draw:type="rectangle" draw:enhanced-path="M 0 0 L 21600 0 21600 21600 0 21600 0 0 Z N"/>
        </draw:custom-shape>
        <draw:custom-shape draw:style-name="gr11" draw:text-style-name="P4" xml:id="id5" draw:id="id5" draw:layer="layout" svg:width="5.2cm" svg:height="1.3cm" svg:x="21.8cm" svg:y="18.3cm">
          <text:p text:style-name="P3">巫女：</text:p>
          <text:p text:style-name="P3">ウィリア</text:p>
          <draw:enhanced-geometry svg:viewBox="0 0 21600 21600" draw:type="rectangle" draw:enhanced-path="M 0 0 L 21600 0 21600 21600 0 21600 0 0 Z N"/>
        </draw:custom-shape>
        <draw:custom-shape draw:style-name="gr14" draw:text-style-name="P2" xml:id="id25" draw:id="id25" draw:layer="layout" svg:width="7.3cm" svg:height="10.3cm" svg:x="27.5cm" svg:y="27.1cm">
          <text:p text:style-name="P1">クラン商会</text:p>
          <draw:enhanced-geometry svg:viewBox="0 0 21600 21600" draw:type="rectangle" draw:enhanced-path="M 0 0 L 21600 0 21600 21600 0 21600 0 0 Z N"/>
        </draw:custom-shape>
        <draw:custom-shape draw:style-name="gr11" draw:text-style-name="P4" xml:id="id13" draw:id="id13" draw:layer="layout" svg:width="5.2cm" svg:height="1.3cm" svg:x="28.8cm" svg:y="28.3cm">
          <text:p text:style-name="P3">頭取：</text:p>
          <text:p text:style-name="P3">アルト・デ・クラン</text:p>
          <draw:enhanced-geometry svg:viewBox="0 0 21600 21600" draw:type="rectangle" draw:enhanced-path="M 0 0 L 21600 0 21600 21600 0 21600 0 0 Z N"/>
        </draw:custom-shape>
        <draw:custom-shape draw:style-name="gr6" draw:text-style-name="P2" xml:id="id15" draw:id="id15" draw:layer="layout" svg:width="16.6cm" svg:height="3.1cm" svg:x="12.1cm" svg:y="22.2cm">
          <text:p text:style-name="P1">内閣</text:p>
          <draw:enhanced-geometry svg:viewBox="0 0 21600 21600" draw:type="rectangle" draw:enhanced-path="M 0 0 L 21600 0 21600 21600 0 21600 0 0 Z N"/>
        </draw:custom-shape>
        <draw:custom-shape draw:style-name="gr11" draw:text-style-name="P4" xml:id="id7" draw:id="id7" draw:layer="layout" svg:width="5.2cm" svg:height="1.3cm" svg:x="12.6cm" svg:y="23.2cm">
          <text:p text:style-name="P3">首相：</text:p>
          <text:p text:style-name="P3">ファムス・イレイザ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7.7cm" svg:height="19cm" svg:x="35.3cm" svg:y="27.3cm">
          <text:p text:style-name="P1">オドアケル諸侯</text:p>
          <draw:enhanced-geometry svg:viewBox="0 0 21600 21600" draw:type="rectangle" draw:enhanced-path="M 0 0 L 21600 0 21600 21600 0 21600 0 0 Z N"/>
        </draw:custom-shape>
        <draw:custom-shape draw:style-name="gr16" draw:text-style-name="P2" xml:id="id23" draw:id="id23" draw:layer="layout" svg:width="16.6cm" svg:height="6.4cm" svg:x="35.9cm" svg:y="28.7cm">
          <text:p text:style-name="P1">ギルトヴァイム公国</text:p>
          <draw:enhanced-geometry svg:viewBox="0 0 21600 21600" draw:type="rectangle" draw:enhanced-path="M 0 0 L 21600 0 21600 21600 0 21600 0 0 Z N"/>
        </draw:custom-shape>
        <draw:custom-shape draw:style-name="gr4" draw:text-style-name="P4" xml:id="id21" draw:id="id21" draw:layer="layout" svg:width="6.6cm" svg:height="1.3cm" svg:x="36.8cm" svg:y="29.6cm">
          <text:p text:style-name="P3">公爵:</text:p>
          <text:p text:style-name="P3">カーラン・ギルトヴァイム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draw:type="curve" svg:x1="12.9cm" svg:y1="15.5cm" svg:x2="7.15cm" svg:y2="19cm" draw:start-shape="id1" draw:start-glue-point="2" draw:end-shape="id2" draw:end-glue-point="0" svg:d="M12900 15500c0 2625-5750 875-5750 3500" svg:viewBox="0 0 5751 3501">
          <text:p/>
        </draw:connector>
        <draw:connector draw:style-name="gr17" draw:text-style-name="P5" draw:layer="layout" draw:type="curve" svg:x1="28.1cm" svg:y1="14.1cm" svg:x2="12.9cm" svg:y2="14.2cm" draw:start-shape="id3" draw:start-glue-point="0" draw:end-shape="id1" svg:d="M28100 14100c0-751-15200-801-15200 100" svg:viewBox="0 0 15201 671">
          <text:p/>
        </draw:connector>
        <draw:connector draw:style-name="gr17" draw:text-style-name="P5" draw:layer="layout" draw:type="curve" svg:x1="24.3cm" svg:y1="17cm" svg:x2="24.4cm" svg:y2="18.3cm" draw:start-shape="id4" draw:start-glue-point="2" draw:end-shape="id5" draw:end-glue-point="0" svg:d="M24300 17000c0 975 100 325 100 1300" svg:viewBox="0 0 101 1301">
          <text:p/>
        </draw:connector>
        <draw:connector draw:style-name="gr17" draw:text-style-name="P5" draw:layer="layout" draw:type="curve" svg:x1="10.2cm" svg:y1="23.95cm" svg:x2="12.6cm" svg:y2="23.85cm" draw:start-shape="id6" draw:start-glue-point="1" draw:end-shape="id7" draw:end-glue-point="3" svg:d="M10200 23950c1800 0 600-100 2400-100" svg:viewBox="0 0 2401 101">
          <text:p/>
        </draw:connector>
        <draw:connector draw:style-name="gr17" draw:text-style-name="P5" draw:layer="layout" draw:type="curve" svg:x1="7.6cm" svg:y1="23.3cm" svg:x2="7.15cm" svg:y2="20.3cm" draw:start-shape="id6" draw:start-glue-point="0" draw:end-shape="id2" draw:end-glue-point="2" svg:d="M7600 23300c0-2250-450-750-450-3000" svg:viewBox="0 0 451 3001">
          <text:p/>
        </draw:connector>
        <draw:custom-shape draw:style-name="gr18" draw:text-style-name="P2" xml:id="id8" draw:id="id8" draw:layer="layout" svg:width="10.7cm" svg:height="7.8cm" svg:x="4cm" svg:y="26.9cm">
          <text:p text:style-name="P1">ケラフテル組合</text:p>
          <draw:enhanced-geometry svg:viewBox="0 0 21600 21600" draw:type="rectangle" draw:enhanced-path="M 0 0 L 21600 0 21600 21600 0 21600 0 0 Z N"/>
        </draw:custom-shape>
        <draw:custom-shape draw:style-name="gr11" draw:text-style-name="P4" xml:id="id9" draw:id="id9" draw:layer="layout" svg:width="5.2cm" svg:height="1.3cm" svg:x="8.5cm" svg:y="27.5cm">
          <text:p text:style-name="P3">棟梁：</text:p>
          <text:p text:style-name="P3">グラウゴウス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draw:type="curve" svg:x1="9.35cm" svg:y1="26.9cm" svg:x2="7.6cm" svg:y2="24.6cm" draw:start-shape="id8" draw:start-glue-point="0" draw:end-shape="id6" draw:end-glue-point="2" svg:d="M9350 26900c0-1725-1750-575-1750-2300" svg:viewBox="0 0 1751 2301">
          <text:p/>
        </draw:connector>
        <draw:connector draw:style-name="gr17" draw:text-style-name="P5" draw:layer="layout" draw:type="curve" svg:x1="11.1cm" svg:y1="27.5cm" svg:x2="15.2cm" svg:y2="24.5cm" draw:start-shape="id9" draw:start-glue-point="0" draw:end-shape="id7" draw:end-glue-point="2" svg:d="M11100 27500c0-2250 4100-750 4100-3000" svg:viewBox="0 0 4101 3001">
          <text:p/>
        </draw:connector>
        <draw:connector draw:style-name="gr17" draw:text-style-name="P5" draw:layer="layout" draw:type="curve" svg:x1="12.8cm" svg:y1="20.1cm" svg:x2="15.2cm" svg:y2="23.2cm" draw:start-shape="id10" draw:start-glue-point="2" draw:end-shape="id7" svg:d="M12800 20100c0 2325 2400 775 2400 3100" svg:viewBox="0 0 2401 3101">
          <text:p/>
        </draw:connector>
        <draw:connector draw:style-name="gr17" draw:text-style-name="P5" draw:layer="layout" draw:type="curve" svg:x1="15.2cm" svg:y1="23.2cm" svg:x2="18.4cm" svg:y2="20.2cm" draw:start-shape="id7" draw:start-glue-point="0" draw:end-shape="id11" draw:end-glue-point="2" svg:d="M15200 23200c0-2250 3200-750 3200-3000" svg:viewBox="0 0 3201 3001">
          <text:p/>
        </draw:connector>
        <draw:connector draw:style-name="gr17" draw:text-style-name="P5" draw:layer="layout" draw:type="curve" svg:x1="12.9cm" svg:y1="15.5cm" svg:x2="18.4cm" svg:y2="18.9cm" draw:start-shape="id1" draw:start-glue-point="2" draw:end-shape="id11" draw:end-glue-point="0" svg:d="M12900 15500c0 2550 5500 850 5500 3400" svg:viewBox="0 0 5501 3401">
          <text:p/>
        </draw:connector>
        <draw:connector draw:style-name="gr17" draw:text-style-name="P5" draw:layer="layout" draw:type="curve" svg:x1="16.2cm" svg:y1="14.85cm" svg:x2="21.7cm" svg:y2="16.35cm" draw:start-shape="id1" draw:start-glue-point="1" draw:end-shape="id4" svg:d="M16200 14850c4125 0 1375 1500 5500 1500" svg:viewBox="0 0 5501 1501">
          <text:p/>
        </draw:connector>
        <draw:custom-shape draw:style-name="gr19" draw:text-style-name="P2" xml:id="id14" draw:id="id14" draw:layer="layout" svg:width="8cm" svg:height="3cm" svg:x="18.2cm" svg:y="26.8cm">
          <text:p text:style-name="P1">ハール組合</text:p>
          <draw:enhanced-geometry svg:viewBox="0 0 21600 21600" draw:type="rectangle" draw:enhanced-path="M 0 0 L 21600 0 21600 21600 0 21600 0 0 Z N"/>
        </draw:custom-shape>
        <draw:custom-shape draw:style-name="gr11" draw:text-style-name="P4" xml:id="id12" draw:id="id12" draw:layer="layout" svg:width="5.2cm" svg:height="1.3cm" svg:x="19.6cm" svg:y="27.6cm">
          <text:p text:style-name="P3">棟梁：</text:p>
          <text:p text:style-name="P3">ケミカネン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draw:type="curve" svg:x1="24.8cm" svg:y1="28.25cm" svg:x2="28.8cm" svg:y2="28.95cm" draw:start-shape="id12" draw:start-glue-point="1" draw:end-shape="id13" draw:end-glue-point="3" svg:d="M24800 28250c3000 0 1000 700 4000 700" svg:viewBox="0 0 4001 701">
          <text:p/>
        </draw:connector>
        <draw:connector draw:style-name="gr17" draw:text-style-name="P5" draw:layer="layout" draw:type="curve" svg:x1="31.4cm" svg:y1="28.3cm" svg:x2="15.2cm" svg:y2="24.5cm" draw:start-shape="id13" draw:start-glue-point="0" draw:end-shape="id7" draw:end-glue-point="2" svg:d="M31400 28300c0-2850-16200-950-16200-3800" svg:viewBox="0 0 16201 3801">
          <text:p/>
        </draw:connector>
        <draw:connector draw:style-name="gr17" draw:text-style-name="P5" draw:layer="layout" draw:type="curve" svg:x1="22.2cm" svg:y1="26.8cm" svg:x2="20.4cm" svg:y2="25.3cm" draw:start-shape="id14" draw:start-glue-point="0" draw:end-shape="id15" draw:end-glue-point="2" svg:d="M22200 26800c0-1125-1800-375-1800-1500" svg:viewBox="0 0 1801 1501">
          <text:p/>
        </draw:connector>
        <draw:custom-shape draw:style-name="gr20" draw:text-style-name="P2" xml:id="id26" draw:id="id26" draw:layer="layout" svg:width="12.7cm" svg:height="7.9cm" svg:x="3.5cm" svg:y="35.8cm">
          <text:p text:style-name="P1">ルーラ大学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draw:type="curve" svg:x1="12.9cm" svg:y1="14.2cm" svg:x2="16.6cm" svg:y2="11.8cm" draw:start-shape="id1" draw:start-glue-point="0" draw:end-shape="id16" svg:d="M12900 14200c0-4429 3700-3229 3700-2400" svg:viewBox="0 0 3701 3200">
          <text:p/>
        </draw:connector>
        <draw:custom-shape draw:style-name="gr11" draw:text-style-name="P4" xml:id="id17" draw:id="id17" draw:layer="layout" svg:width="5.2cm" svg:height="1.3cm" svg:x="4.2cm" svg:y="30cm">
          <text:p text:style-name="P3">役員：</text:p>
          <text:p text:style-name="P3">ファッショ・ロムレ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draw:type="curve" svg:x1="11.1cm" svg:y1="28.8cm" svg:x2="6.8cm" svg:y2="30cm" draw:start-shape="id9" draw:start-glue-point="2" draw:end-shape="id17" draw:end-glue-point="0" svg:d="M11100 28800c0 900-4300 300-4300 1200" svg:viewBox="0 0 4301 1201">
          <text:p/>
        </draw:connector>
        <draw:custom-shape draw:style-name="gr21" draw:text-style-name="P4" xml:id="id18" draw:id="id18" draw:layer="layout" svg:width="4.6cm" svg:height="1.3cm" svg:x="9.3cm" svg:y="31.4cm">
          <text:p text:style-name="P3">役員：</text:p>
          <text:p text:style-name="P3">エンリク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draw:type="curve" svg:x1="11.6cm" svg:y1="31.4cm" svg:x2="11.1cm" svg:y2="28.8cm" draw:start-shape="id18" draw:start-glue-point="0" draw:end-shape="id9" draw:end-glue-point="2" svg:d="M11600 31400c0-1950-500-650-500-2600" svg:viewBox="0 0 501 2601">
          <text:p/>
        </draw:connector>
        <draw:connector draw:style-name="gr17" draw:text-style-name="P5" draw:layer="layout" draw:type="curve" svg:x1="9.3cm" svg:y1="32.05cm" svg:x2="6.8cm" svg:y2="31.3cm" draw:start-shape="id18" draw:start-glue-point="3" draw:end-shape="id17" draw:end-glue-point="2" svg:d="M9300 32050c-1667 0-2500-250-2500-750" svg:viewBox="0 0 2501 751">
          <text:p/>
        </draw:connector>
        <draw:custom-shape draw:style-name="gr22" draw:text-style-name="P2" draw:layer="layout" svg:width="13.5cm" svg:height="3cm" svg:x="36.7cm" svg:y="31.6cm">
          <text:p text:style-name="P1">公国政府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draw:type="curve" svg:x1="32.8cm" svg:y1="18.6cm" svg:x2="17.8cm" svg:y2="23.85cm" draw:start-shape="id19" draw:start-glue-point="3" draw:end-shape="id7" svg:d="M32800 18600c-11250 0-3750 5250-15000 5250" svg:viewBox="0 0 15001 5251">
          <text:p/>
        </draw:connector>
        <draw:connector draw:style-name="gr17" draw:text-style-name="P5" draw:layer="layout" draw:type="curve" svg:x1="38.5cm" svg:y1="13.1cm" svg:x2="12.9cm" svg:y2="14.2cm" draw:start-shape="id20" draw:start-glue-point="0" draw:end-shape="id1" svg:d="M38500 13100c0-751-25600-1301-25600 1100" svg:viewBox="0 0 25601 1742">
          <text:p/>
        </draw:connector>
        <draw:connector draw:style-name="gr17" draw:text-style-name="P5" draw:layer="layout" draw:type="curve" svg:x1="38.5cm" svg:y1="15.1cm" svg:x2="35.1cm" svg:y2="17.6cm" draw:start-shape="id20" draw:start-glue-point="2" draw:end-shape="id19" svg:d="M38500 15100c0 1875-3400 625-3400 2500" svg:viewBox="0 0 3401 2501">
          <text:p/>
        </draw:connector>
        <draw:custom-shape draw:style-name="gr4" draw:text-style-name="P4" xml:id="id22" draw:id="id22" draw:layer="layout" svg:width="6.6cm" svg:height="1.3cm" svg:x="41cm" svg:y="32.7cm">
          <text:p text:style-name="P3">首相:</text:p>
          <text:p text:style-name="P3">エル・ラシェ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draw:type="curve" svg:x1="40.1cm" svg:y1="30.9cm" svg:x2="44.3cm" svg:y2="32.7cm" draw:start-shape="id21" draw:start-glue-point="2" draw:end-shape="id22" draw:end-glue-point="0" svg:d="M40100 30900c0 1350 4200 450 4200 1800" svg:viewBox="0 0 4201 1801">
          <text:p/>
        </draw:connector>
        <draw:connector draw:style-name="gr17" draw:text-style-name="P5" draw:layer="layout" draw:type="curve" draw:line-skew="1.9cm" svg:x1="36.8cm" svg:y1="30.25cm" svg:x2="27cm" svg:y2="18.95cm" draw:start-shape="id21" draw:start-glue-point="3" draw:end-shape="id5" draw:end-glue-point="1" svg:d="M36800 30250c-4500 0 400-11300-9800-11300" svg:viewBox="0 0 9801 11301">
          <text:p/>
        </draw:connector>
        <draw:connector draw:style-name="gr17" draw:text-style-name="P5" draw:layer="layout" draw:type="curve" draw:line-skew="-0.512cm" svg:x1="35.1cm" svg:y1="19.6cm" svg:x2="44.2cm" svg:y2="28.7cm" draw:start-shape="id19" draw:start-glue-point="2" draw:end-shape="id23" svg:d="M35100 19600c0 6057 9100 1507 9100 9100" svg:viewBox="0 0 9101 9101">
          <text:p/>
        </draw:connector>
        <draw:custom-shape draw:style-name="gr5" draw:text-style-name="P4" xml:id="id24" draw:id="id24" draw:layer="layout" svg:width="4.6cm" svg:height="2cm" svg:x="39.1cm" svg:y="19.3cm">
          <text:p text:style-name="P3">帝国大蔵相:</text:p>
          <text:p text:style-name="P3">リウェロス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5" draw:layer="layout" draw:type="curve" svg:x1="37.4cm" svg:y1="18.6cm" svg:x2="39.1cm" svg:y2="20.3cm" draw:start-shape="id19" draw:start-glue-point="1" draw:end-shape="id24" draw:end-glue-point="3" svg:d="M37400 18600c1275 0 425 1700 1700 1700" svg:viewBox="0 0 1701 1701">
          <text:p/>
        </draw:connector>
        <draw:connector draw:style-name="gr17" draw:text-style-name="P5" draw:layer="layout" draw:type="curve" svg:x1="41.4cm" svg:y1="19.3cm" svg:x2="38.5cm" svg:y2="15.1cm" draw:start-shape="id24" draw:start-glue-point="0" draw:end-shape="id20" draw:end-glue-point="2" svg:d="M41400 19300c0-3150-2900-1050-2900-4200" svg:viewBox="0 0 2901 4201">
          <text:p/>
        </draw:connector>
        <draw:connector draw:style-name="gr17" draw:text-style-name="P5" draw:layer="layout" draw:type="curve" svg:x1="28.7cm" svg:y1="23.75cm" svg:x2="31.15cm" svg:y2="27.1cm" draw:start-shape="id15" draw:start-glue-point="1" draw:end-shape="id25" draw:end-glue-point="0" svg:d="M28700 23750c1634 0 2450 1116 2450 3350" svg:viewBox="0 0 2451 3351">
          <text:p/>
        </draw:connector>
        <draw:connector draw:style-name="gr17" draw:text-style-name="P5" draw:layer="layout" draw:type="curve" svg:x1="9.6cm" svg:y1="14.85cm" svg:x2="3.5cm" svg:y2="39.75cm" draw:start-shape="id1" draw:start-glue-point="3" draw:end-shape="id26" svg:d="M9600 14850c-9901 0-6851 24900-6100 24900" svg:viewBox="0 0 7134 24901">
          <text:p/>
        </draw:connector>
        <draw:custom-shape draw:style-name="gr4" draw:text-style-name="P4" xml:id="id28" draw:id="id28" draw:layer="layout" svg:width="6.6cm" svg:height="1.3cm" svg:x="20.9cm" svg:y="8.1cm">
          <text:p text:style-name="P3">ウァルナ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6cm" svg:height="1.3cm" svg:x="9.6cm" svg:y="14.2cm">
          <text:p text:style-name="P3">国王：ルンペット六世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6cm" svg:height="1.3cm" svg:x="9.6cm" svg:y="14.2cm">
          <text:p text:style-name="P3">国王：ルンペット六世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draw:type="curve" svg:x1="24.35cm" svg:y1="14cm" svg:x2="24.2cm" svg:y2="9.4cm" draw:start-shape="id27" draw:start-glue-point="0" draw:end-shape="id28" svg:d="M24350 14000c0-3450-150-1150-150-4600" svg:viewBox="0 0 151 4601">
          <text:p/>
        </draw:connector>
        <draw:custom-shape draw:style-name="gr23" draw:text-style-name="P7" draw:layer="layout" svg:width="8.4cm" svg:height="6.1cm" svg:x="1.6cm" svg:y="1.6cm">
          <text:p text:style-name="P6"><text:span text:style-name="T1">REGNIE CARVANI</text:span></text:p>
          <text:p text:style-name="P6"><text:span text:style-name="T2">カルバニの治世</text:span></text:p>
          <text:p text:style-name="P6"><text:span text:style-name="T1"><text:line-break/></text:span><text:span text:style-name="T1">1020 Ento.</text:span></text:p>
          <text:p text:style-name="P6"><text:span text:style-name="T2">1020</text:span><text:span text:style-name="T2">年</text:span></text:p>
          <draw:enhanced-geometry svg:viewBox="0 0 21600 21600" draw:path-stretchpoint-x="11000" draw:path-stretchpoint-y="10800" draw:text-areas="?f0 ?f0 ?f3 ?f12" draw:type="vertical-scroll" draw:modifiers="2715.48926405507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fo:text-align="start"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30T11:40:58.080000000</meta:creation-date>
    <meta:generator>LibreOffice/5.3.4.2$Windows_x86 LibreOffice_project/f82d347ccc0be322489bf7da61d7e4ad13fe2ff3</meta:generator>
    <dc:date>2017-12-30T15:00:32.772000000</dc:date>
    <meta:editing-duration>PT3H19M17S</meta:editing-duration>
    <meta:editing-cycles>38</meta:editing-cycles>
    <meta:document-statistic meta:object-count="66"/>
  </office:meta>
</office:document-meta>
</file>